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2.7189in" svg:y="0.0394in">
            <draw:object draw:notify-on-update-of-ranges="wykres.B1:wykres.B1 wykres.B2:wykres.B181 wykres.C1:wykres.C1 wykres.C2:wykres.C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dzienny przychód</text:p>
          </table:table-cell>
          <table:table-cell office:value-type="string" calcext:value-type="string">
            <text:p>dzienny kos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.6" calcext:value-type="float">
            <text:p>174.6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.8" calcext:value-type="float">
            <text:p>172.8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.8" calcext:value-type="float">
            <text:p>172.8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.4" calcext:value-type="float">
            <text:p>167.4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.6" calcext:value-type="float">
            <text:p>165.6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5.6" calcext:value-type="float">
            <text:p>165.6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.2" calcext:value-type="float">
            <text:p>160.2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.2" calcext:value-type="float">
            <text:p>160.2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.4" calcext:value-type="float">
            <text:p>158.4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.4" calcext:value-type="float">
            <text:p>158.4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6.6" calcext:value-type="float">
            <text:p>156.6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6.6" calcext:value-type="float">
            <text:p>156.6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.8" calcext:value-type="float">
            <text:p>154.8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6" calcext:value-type="float">
            <text:p>183.6</text:p>
          </table:table-cell>
          <table:table-cell office:value-type="float" office:value="689.52" calcext:value-type="float">
            <text:p>689.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.6" calcext:value-type="float">
            <text:p>183.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.8" calcext:value-type="float">
            <text:p>181.8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.8" calcext:value-type="float">
            <text:p>181.8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4.6" calcext:value-type="float">
            <text:p>174.6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4.6" calcext:value-type="float">
            <text:p>174.6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2.8" calcext:value-type="float">
            <text:p>172.8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.4" calcext:value-type="float">
            <text:p>167.4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.6" calcext:value-type="float">
            <text:p>165.6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5.6" calcext:value-type="float">
            <text:p>165.6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0.2" calcext:value-type="float">
            <text:p>160.2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.4" calcext:value-type="float">
            <text:p>158.4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.4" calcext:value-type="float">
            <text:p>158.4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7.2" calcext:value-type="float">
            <text:p>187.2</text:p>
          </table:table-cell>
          <table:table-cell office:value-type="float" office:value="691.04" calcext:value-type="float">
            <text:p>691.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7.2" calcext:value-type="float">
            <text:p>187.2</text:p>
          </table:table-cell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5.4" calcext:value-type="float">
            <text:p>185.4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3.6" calcext:value-type="float">
            <text:p>183.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3.6" calcext:value-type="float">
            <text:p>183.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1.8" calcext:value-type="float">
            <text:p>181.8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1.8" calcext:value-type="float">
            <text:p>181.8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6.4" calcext:value-type="float">
            <text:p>176.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4.6" calcext:value-type="float">
            <text:p>174.6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4.6" calcext:value-type="float">
            <text:p>174.6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2.8" calcext:value-type="float">
            <text:p>172.8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9.2" calcext:value-type="float">
            <text:p>169.2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.4" calcext:value-type="float">
            <text:p>167.4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7.4" calcext:value-type="float">
            <text:p>167.4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.6" calcext:value-type="float">
            <text:p>165.6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3.8" calcext:value-type="float">
            <text:p>163.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1.7" calcext:value-type="float">
            <text:p>191.7</text:p>
          </table:table-cell>
          <table:table-cell office:value-type="float" office:value="710.94" calcext:value-type="float">
            <text:p>710.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0.94" calcext:value-type="float">
            <text:p>80.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9.9" calcext:value-type="float">
            <text:p>189.9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9.9" calcext:value-type="float">
            <text:p>189.9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.1" calcext:value-type="float">
            <text:p>188.1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8.1" calcext:value-type="float">
            <text:p>188.1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6.3" calcext:value-type="float">
            <text:p>186.3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6.3" calcext:value-type="float">
            <text:p>186.3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.5" calcext:value-type="float">
            <text:p>184.5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.7" calcext:value-type="float">
            <text:p>182.7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.7" calcext:value-type="float">
            <text:p>182.7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.9" calcext:value-type="float">
            <text:p>180.9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.9" calcext:value-type="float">
            <text:p>180.9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.1" calcext:value-type="float">
            <text:p>179.1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7.3" calcext:value-type="float">
            <text:p>177.3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7.3" calcext:value-type="float">
            <text:p>177.3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5.5" calcext:value-type="float">
            <text:p>175.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5.5" calcext:value-type="float">
            <text:p>175.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3.7" calcext:value-type="float">
            <text:p>173.7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3.7" calcext:value-type="float">
            <text:p>173.7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1.9" calcext:value-type="float">
            <text:p>171.9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.1" calcext:value-type="float">
            <text:p>170.1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0.1" calcext:value-type="float">
            <text:p>170.1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8.3" calcext:value-type="float">
            <text:p>168.3</text:p>
          </table:table-cell>
          <table:table-cell office:value-type="float" office:value="71.06" calcext:value-type="float">
            <text:p>71.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8.3" calcext:value-type="float">
            <text:p>168.3</text:p>
          </table:table-cell>
          <table:table-cell office:value-type="float" office:value="71.06" calcext:value-type="float">
            <text:p>71.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6.5" calcext:value-type="float">
            <text:p>166.5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7.1" calcext:value-type="float">
            <text:p>197.1</text:p>
          </table:table-cell>
          <table:table-cell office:value-type="float" office:value="731.22" calcext:value-type="float">
            <text:p>731.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7.1" calcext:value-type="float">
            <text:p>197.1</text:p>
          </table:table-cell>
          <table:table-cell office:value-type="float" office:value="83.22" calcext:value-type="float">
            <text:p>83.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5.3" calcext:value-type="float">
            <text:p>195.3</text:p>
          </table:table-cell>
          <table:table-cell office:value-type="float" office:value="82.46" calcext:value-type="float">
            <text:p>82.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5.3" calcext:value-type="float">
            <text:p>195.3</text:p>
          </table:table-cell>
          <table:table-cell office:value-type="float" office:value="82.46" calcext:value-type="float">
            <text:p>82.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3.5" calcext:value-type="float">
            <text:p>193.5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3.5" calcext:value-type="float">
            <text:p>193.5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0.94" calcext:value-type="float">
            <text:p>80.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1.7" calcext:value-type="float">
            <text:p>191.7</text:p>
          </table:table-cell>
          <table:table-cell office:value-type="float" office:value="80.94" calcext:value-type="float">
            <text:p>80.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9.9" calcext:value-type="float">
            <text:p>189.9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9.9" calcext:value-type="float">
            <text:p>189.9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8.1" calcext:value-type="float">
            <text:p>188.1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8.1" calcext:value-type="float">
            <text:p>188.1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6.3" calcext:value-type="float">
            <text:p>186.3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4.5" calcext:value-type="float">
            <text:p>184.5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4.5" calcext:value-type="float">
            <text:p>184.5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2.7" calcext:value-type="float">
            <text:p>182.7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2.7" calcext:value-type="float">
            <text:p>182.7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.9" calcext:value-type="float">
            <text:p>180.9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.9" calcext:value-type="float">
            <text:p>180.9</text:p>
          </table:table-cell>
          <table:table-cell office:value-type="float" office:value="76.38" calcext:value-type="float">
            <text:p>76.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9.1" calcext:value-type="float">
            <text:p>179.1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7.3" calcext:value-type="float">
            <text:p>177.3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7.3" calcext:value-type="float">
            <text:p>177.3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5.5" calcext:value-type="float">
            <text:p>175.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5.5" calcext:value-type="float">
            <text:p>175.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3.7" calcext:value-type="float">
            <text:p>173.7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.9" calcext:value-type="float">
            <text:p>171.9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.9" calcext:value-type="float">
            <text:p>171.9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.4" calcext:value-type="float">
            <text:p>203.4</text:p>
          </table:table-cell>
          <table:table-cell office:value-type="float" office:value="751.88" calcext:value-type="float">
            <text:p>751.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3.4" calcext:value-type="float">
            <text:p>203.4</text:p>
          </table:table-cell>
          <table:table-cell office:value-type="float" office:value="85.88" calcext:value-type="float">
            <text:p>85.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.6" calcext:value-type="float">
            <text:p>201.6</text:p>
          </table:table-cell>
          <table:table-cell office:value-type="float" office:value="85.12" calcext:value-type="float">
            <text:p>85.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.6" calcext:value-type="float">
            <text:p>201.6</text:p>
          </table:table-cell>
          <table:table-cell office:value-type="float" office:value="85.12" calcext:value-type="float">
            <text:p>85.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9.8" calcext:value-type="float">
            <text:p>199.8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6.2" calcext:value-type="float">
            <text:p>196.2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6.2" calcext:value-type="float">
            <text:p>196.2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4.4" calcext:value-type="float">
            <text:p>194.4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2.6" calcext:value-type="float">
            <text:p>192.6</text:p>
          </table:table-cell>
          <table:table-cell office:value-type="float" office:value="81.32" calcext:value-type="float">
            <text:p>81.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2.6" calcext:value-type="float">
            <text:p>192.6</text:p>
          </table:table-cell>
          <table:table-cell office:value-type="float" office:value="81.32" calcext:value-type="float">
            <text:p>81.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0.8" calcext:value-type="float">
            <text:p>190.8</text:p>
          </table:table-cell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0.8" calcext:value-type="float">
            <text:p>190.8</text:p>
          </table:table-cell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7.2" calcext:value-type="float">
            <text:p>187.2</text:p>
          </table:table-cell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.4" calcext:value-type="float">
            <text:p>185.4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5.4" calcext:value-type="float">
            <text:p>185.4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3.6" calcext:value-type="float">
            <text:p>183.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.6" calcext:value-type="float">
            <text:p>183.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1.8" calcext:value-type="float">
            <text:p>181.8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.2" calcext:value-type="float">
            <text:p>178.2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1.5" calcext:value-type="float">
            <text:p>211.5</text:p>
          </table:table-cell>
          <table:table-cell office:value-type="float" office:value="791.3" calcext:value-type="float">
            <text:p>79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17:43:10.111653191</dc:date>
    <meta:editing-duration>PT4M25S</meta:editing-duration>
    <meta:editing-cycles>2</meta:editing-cycles>
    <meta:generator>LibreOffice/7.3.7.2$Linux_X86_64 LibreOffice_project/30$Build-2</meta:generator>
    <meta:document-statistic meta:table-count="1" meta:cell-count="5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rzychody i koszty</text:p>
        </chart:title>
        <chart:legend chart:legend-position="end" svg:x="11.957cm" svg:y="3.952cm" style:legend-expansion="high" chart:style-name="ch3"/>
        <chart:plot-area chart:style-name="ch4" table:cell-range-address="wykres.B1:wykres.C181" chart:data-source-has-labels="row" svg:x="1.331cm" svg:y="1.275cm" svg:width="10.306cm" svg:height="6.564cm">
          <chart:coordinate-region svg:x="2.138cm" svg:y="1.474cm" svg:width="9.499cm" svg:height="5.441cm"/>
          <chart:axis chart:dimension="x" chart:name="primary-x" chart:style-name="ch5">
            <chart:title svg:x="6.003cm" svg:y="8.019cm" chart:style-name="ch6">
              <text:p>Dzień</text:p>
            </chart:title>
          </chart:axis>
          <chart:axis chart:dimension="y" chart:name="primary-y" chart:style-name="ch5">
            <chart:title svg:x="0.451cm" svg:y="4.747cm" chart:style-name="ch7">
              <text:p>Zł</text:p>
            </chart:title>
            <chart:grid chart:style-name="ch8" chart:class="major"/>
          </chart:axis>
          <chart:series chart:style-name="ch9" chart:values-cell-range-address="wykres.B2:wykres.B181" chart:label-cell-address="wykres.B1:wykres.B1" chart:class="chart:line">
            <chart:data-point chart:repeated="180"/>
          </chart:series>
          <chart:series chart:style-name="ch10" chart:values-cell-range-address="wykres.C2:wykres.C181" chart:label-cell-address="wykres.C1:wykres.C1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enny przychód</text:p>
                <draw:g>
                  <svg:desc>wykres.B1:wykres.B1</svg:desc>
                </draw:g>
              </table:table-cell>
              <table:table-cell office:value-type="string">
                <text:p>dzienny koszt</text:p>
                <draw:g>
                  <svg:desc>wykres.C1:wykr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wykres.B2:wykres.B181</svg:desc>
                </draw:g>
              </table:table-cell>
              <table:table-cell office:value-type="float" office:value="76">
                <text:p>76</text:p>
                <draw:g>
                  <svg:desc>wykres.C2:wykres.C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.6">
                <text:p>156.6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.6">
                <text:p>156.6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.8">
                <text:p>154.8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.6">
                <text:p>183.6</text:p>
              </table:table-cell>
              <table:table-cell office:value-type="float" office:value="689.52">
                <text:p>689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.2">
                <text:p>187.2</text:p>
              </table:table-cell>
              <table:table-cell office:value-type="float" office:value="691.04">
                <text:p>691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.2">
                <text:p>187.2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.7">
                <text:p>191.7</text:p>
              </table:table-cell>
              <table:table-cell office:value-type="float" office:value="710.94">
                <text:p>710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.1">
                <text:p>179.1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1">
                <text:p>170.1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.1">
                <text:p>170.1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3">
                <text:p>168.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3">
                <text:p>168.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.5">
                <text:p>166.5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.1">
                <text:p>197.1</text:p>
              </table:table-cell>
              <table:table-cell office:value-type="float" office:value="731.22">
                <text:p>731.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7.1">
                <text:p>197.1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5.3">
                <text:p>195.3</text:p>
              </table:table-cell>
              <table:table-cell office:value-type="float" office:value="82.46">
                <text:p>82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.3">
                <text:p>195.3</text:p>
              </table:table-cell>
              <table:table-cell office:value-type="float" office:value="82.46">
                <text:p>82.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3.5">
                <text:p>193.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3.5">
                <text:p>193.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.7">
                <text:p>191.7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.1">
                <text:p>179.1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.4">
                <text:p>203.4</text:p>
              </table:table-cell>
              <table:table-cell office:value-type="float" office:value="751.88">
                <text:p>751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.4">
                <text:p>203.4</text:p>
              </table:table-cell>
              <table:table-cell office:value-type="float" office:value="85.88">
                <text:p>85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.6">
                <text:p>201.6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.6">
                <text:p>201.6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.8">
                <text:p>199.8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">
                <text:p>19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">
                <text:p>19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6.2">
                <text:p>196.2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.2">
                <text:p>196.2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4.4">
                <text:p>194.4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6">
                <text:p>192.6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.6">
                <text:p>192.6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0.8">
                <text:p>190.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0.8">
                <text:p>190.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">
                <text:p>189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">
                <text:p>189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.2">
                <text:p>187.2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.5">
                <text:p>211.5</text:p>
              </table:table-cell>
              <table:table-cell office:value-type="float" office:value="791.3">
                <text:p>79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